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4fd9"/>
    </style:style>
    <style:style style:name="P2" style:family="paragraph" style:parent-style-name="Standard">
      <style:text-properties officeooo:paragraph-rsid="00107514"/>
    </style:style>
    <style:style style:name="P3" style:family="paragraph" style:parent-style-name="Standard">
      <style:text-properties officeooo:paragraph-rsid="0011d471"/>
    </style:style>
    <style:style style:name="P4" style:family="paragraph" style:parent-style-name="Standard">
      <style:text-properties officeooo:paragraph-rsid="00136d1c"/>
    </style:style>
    <style:style style:name="P5" style:family="paragraph" style:parent-style-name="Standard">
      <style:text-properties officeooo:paragraph-rsid="00256811"/>
    </style:style>
    <style:style style:name="T1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iếp tục với code của SpikeInFree </text:p>
      <text:p text:style-name="Standard"/>
      <text:p text:style-name="Standard">- Đã gửi email về cách dùng SpikeInFree cho tác giả đối với PairedEnd mà ko thấy rep</text:p>
      <text:p text:style-name="Standard">- Tự mày mò tiếp với code của SIF:</text:p>
      <text:p text:style-name="Standard"><text:tab/>+Với kiểu dữ liệu là list trong R thì thường có 3 cách truy xuất: [], [[]] hoặc $name. Với [] thì <text:tab/>bên trong có thể là 1 vector, với [[]] thì bên trong chỉ có thể là single index</text:p>
      <text:p text:style-name="Standard"/>
      <text:p text:style-name="Standard">Tìm được tài liệu học BioConductor rất tốt. Lượm lặt được</text:p>
      <text:p text:style-name="Standard"/>
      <text:p text:style-name="Standard">- Trong R, interger và numeric có một chút khác biệt</text:p>
      <text:p text:style-name="Standard"><text:tab/>+numeric: cho phép hold numbers of arbitrary positions: 1</text:p>
      <text:p text:style-name="P1"><text:tab/>+integer: </text:p>
      <text:p text:style-name="P1"><text:tab/><text:tab/>-là standard interger</text:p>
      <text:p text:style-name="P1"><text:tab/><text:tab/>-1--&gt; 1L</text:p>
      <text:p text:style-name="P1"><text:tab/><text:tab/>-có giới hạn là .Machine$interger.max, nhỏ hơn kích thước của human genome --&gt; khắc <text:tab/><text:tab/>phục bằng as.numeric(1L)</text:p>
      <text:p text:style-name="P2">- Matrix<text:tab/></text:p>
      <text:p text:style-name="P2"><text:tab/>+x = matrix(1:9, ncol=3) --&gt; chú ý matrix là column-first trừ khi có byrow=TRUE </text:p>
      <text:p text:style-name="P2"><text:tab/>+có thể gán tên hàng cột bằng hàm rownames() hoặc colnames(). <text:span text:style-name="T1">Chú ý tên hàng/cột có thể <text:tab/>trùng nhau và đây là điều thường xuyên gây ra lỗi </text:span></text:p>
      <text:p text:style-name="P4"><text:tab/>+Truy xuất x[1:2,]: hai hàng đầu. x[,1:2]: hai cột đầu hoặc x[1:2, 1:2]: hai hàng đầu và 2 cột đầu</text:p>
      <text:p text:style-name="P4"><text:tab/>+Lấy 1 hàng x[3,]</text:p>
      <text:p text:style-name="P4"><text:s/><text:tab/>+Lấy 1 hàng nhưng trả về matrix chứ ko phải vector: x[3,,<text:span text:style-name="T1">drop=FALSE</text:span>] </text:p>
      <text:p text:style-name="P4">-List:</text:p>
      <text:p text:style-name="P4"><text:tab/>+Có thể chứa nhiều kiểu dữ liệu khác nhau </text:p>
      <text:p text:style-name="P4"><text:tab/>+Thường hay gặp list mà mỗi element là 1 nhóm dữ liệu cùng kiểu --&gt; áp dụng hàm lapply </text:p>
      <text:p text:style-name="P4"><text:tab/>+lapply chính là sapply + unlist </text:p>
      <text:p text:style-name="P4"/>
      <text:p text:style-name="P4">-DataFrame: cấu trúc giống ma trận nhưng cho phép chưa dữ liệu với nhiều kiểu khác nhau </text:p>
      <text:p text:style-name="P4"><text:tab/>+Ví dụ với dataframe có 2 cột </text:p>
      <text:p text:style-name="P4"><text:tab/>x=data.frame(sex=c("F", "F", "M"), age=c(23,34,52))</text:p>
      <text:p text:style-name="P4"><text:tab/>+Data frame là column-oriented </text:p>
      <text:p text:style-name="P4"><text:tab/>+row names phải unique </text:p>
      <text:p text:style-name="P4"><text:tab/>+Truy xuất dữ liệu trên data frame cũng giống như trên ma trận </text:p>
      <text:p text:style-name="P4"><text:tab/>+sapply(x,class)</text:p>
      <text:p text:style-name="P4">-Conversion: asas.something()</text:p>
      <text:p text:style-name="P4"><text:tab/>+Convert data frame sang matrix : as.matrix(x)</text:p>
      <text:p text:style-name="P4"><text:tab/>+Convert matrix sang list: as.list(x)</text:p>
      <text:p text:style-name="P4"><text:tab/>+Một phương pháp chuyển đổi khái quát hơn là</text:p>
      <text:p text:style-name="P4"><text:tab/><text:tab/>library(methods)</text:p>
      <text:p text:style-name="P5"><text:tab/><text:tab/>as(x, “matrix”)</text:p>
      <text:p text:style-name="P5"><text:tab/><text:tab/></text:p>
      <text:p text:style-name="P4"/>
      <text:p text:style-name="P4">-GRangs </text:p>
      <text:p text:style-name="P4"><text:tab/>+Là một cấu trúc để lưu genomics intervals in R </text:p>
      <text:p text:style-name="P4"><text:tab/>+Fast, efficient, là cấu trúc không thể thiếu được trong daily tool box khi làm việc với genomics <text:tab/>data</text:p>
      <text:p text:style-name="P4"><text:tab/>+Những element trong genomics có thể được biểu diễn bằng genomic intervals:</text:p>
      <text:p text:style-name="P4"><text:tab/><text:tab/>-Promoter</text:p>
      <text:p text:style-name="P4"><text:soft-page-break/><text:tab/><text:tab/>-Gene </text:p>
      <text:p text:style-name="P4"><text:tab/><text:tab/>-SNP: là loại interval có độ dài bằng 1 </text:p>
      <text:p text:style-name="P4"><text:tab/><text:tab/>-CpG island </text:p>
      <text:p text:style-name="P4"><text:tab/><text:tab/>-Sequencing reads </text:p>
      <text:p text:style-name="P4"><text:tab/><text:tab/>-Mapped reads </text:p>
      <text:p text:style-name="P4"><text:tab/>+Rất nhiều task trong genomics liên quan đến 1 tập hợp các genomics intervals </text:p>
      <text:p text:style-name="P4"><text:tab/><text:tab/>-Promoter nào chứa SNP </text:p>
      <text:p text:style-name="P4"><text:tab/><text:tab/>-TF binding site nào overlap với promoter </text:p>
      <text:p text:style-name="P4"><text:tab/><text:tab/>-Gene vào được cover bởi sequenced read? </text:p>
      <text:p text:style-name="P4"><text:tab/>+Functionality trong GenomicsRanges và IRanges packages </text:p>
      <text:p text:style-name="P4"/>
      <text:p text:style-name="P4">-IRanges - basic usage </text:p>
      <text:p text:style-name="P4"><text:tab/>+Sức mạnh lớn nhất của IRanges là find overlap function </text:p>
      <text:p text:style-name="P4"><text:tab/>+args(findOverlaps): liệt kê các args của hàm </text:p>
      <text:p text:style-name="P4"/>
      <text:p text:style-name="P4">-GRanges</text:p>
      <text:p text:style-name="P4"><text:tab/>+Tương tự như IRanges nhưng có thêm bookeeping cho chromosome và strand </text:p>
      <text:p text:style-name="P4"><text:tab/></text:p>
      <text:p text:style-name="P4"/>
      <text:p text:style-name="P4"/>
      <text:p text:style-name="P4"/>
      <text:p text:style-name="P4"><text:tab/></text:p>
      <text:p text:style-name="P4"/>
      <text:p text:style-name="P3"/>
      <text:p text:style-name="P3"><text:s/></text:p>
      <text:p text:style-name="P1"/>
      <text:p text:style-name="P1"/>
      <text:p text:style-name="P1"><text:s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3:39:26.844105526</meta:creation-date>
    <dc:date>2022-01-19T09:49:38.716728668</dc:date>
    <meta:editing-duration>PT17H41M1S</meta:editing-duration>
    <meta:editing-cycles>27</meta:editing-cycles>
    <meta:generator>LibreOffice/7.1.7.2$Linux_X86_64 LibreOffice_project/10$Build-2</meta:generator>
    <meta:document-statistic meta:table-count="0" meta:image-count="0" meta:object-count="0" meta:page-count="2" meta:paragraph-count="59" meta:word-count="453" meta:character-count="2555" meta:non-whitespace-character-count="2062"/>
  </office:meta>
</office:document-meta>
</file>